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5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sion4D: Real-time Performance Capture of Challenging Scenes </text:p>
      <text:list xml:id="list3520441469011313605" text:style-name="L1">
        <text:list-item>
          <text:p text:style-name="P1">They presented a new pipeline for live multiview performance capture, generating temporally coherent high-quality reconstructions in real-time. </text:p>
        </text:list-item>
        <text:list-item>
          <text:p text:style-name="P1">Their algorithm supports both incremental reconstruction, improving the surface estimation over time, as well as parameterizing the nonrigid scene motion.</text:p>
        </text:list-item>
      </text:list>
      <text:p text:style-name="Standard"/>
      <text:p text:style-name="Standard">DynamicFusion: Reconstruction and Tracking of Non-rigid Scenes in Real-Time</text:p>
      <text:list xml:id="list7950114220998107692" text:style-name="L2">
        <text:list-item>
          <text:p text:style-name="P2">They present the ﬁrst dense SLAM system capable of reconstructing non-rigidly deforming scenes in real-time, by fusing together RGBD scans captured from commodity sensors. </text:p>
        </text:list-item>
        <text:list-item>
          <text:p text:style-name="P2">Their DynamicFusion approach reconstructs scene geometry whilst simultaneously estimating a dense volumetric 6D motion ﬁeld that warps the estimated geometry into a live frame</text:p>
          <text:p text:style-name="P2"/>
        </text:list-item>
      </text:list>
      <text:p text:style-name="Standard">Motion2Fusion: Real-time Volumetric Performance Capture</text:p>
      <text:list xml:id="list58665042452114463" text:style-name="L3">
        <text:list-item>
          <text:p text:style-name="P3">They present Motion2Fusion, a state-of-the-art 360 performance capture system that enables real-time reconstruction of arbitrary non-rigid scenes.</text:p>
        </text:list-item>
      </text:list>
      <text:list xml:id="list7602432296468468276" text:style-name="L5">
        <text:list-item>
          <text:p text:style-name="P4">a new non-rigid fusion pipeline allowing for far more faithful reconstruction of high frequency geometric details</text:p>
        </text:list-item>
        <text:list-item>
          <text:p text:style-name="P4">a machine learning technique for 3D correspondence  field estimation reducing tracking errors and artifacts that are attributed to fast motions.</text:p>
        </text:list-item>
        <text:list-item>
          <text:p text:style-name="P4">a non rigid alignment strategy that more robustly deals with topology changes but is still free from scene prio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19S</meta:editing-duration>
    <meta:editing-cycles>3</meta:editing-cycles>
    <meta:generator>OpenOffice/4.1.7$Win32 OpenOffice.org_project/417m1$Build-9800</meta:generator>
    <dc:date>2019-10-24T07:58:09.48</dc:date>
    <meta:document-statistic meta:table-count="0" meta:image-count="0" meta:object-count="0" meta:page-count="1" meta:paragraph-count="11" meta:word-count="187" meta:character-count="1365"/>
    <meta:user-defined meta:name="Info 1"/>
    <meta:user-defined meta:name="Info 2"/>
    <meta:user-defined meta:name="Info 3"/>
    <meta:user-defined meta:name="Info 4"/>
  </office:meta>
</office:document-meta>
</file>